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language="lt" fo:country="LT" officeooo:rsid="001b94b0" officeooo:paragraph-rsid="0027d85f" style:font-size-asian="18pt" style:font-size-complex="18pt"/>
    </style:style>
    <style:style style:name="P2" style:family="paragraph" style:parent-style-name="Standard">
      <style:text-properties fo:font-size="18pt" fo:language="lt" fo:country="LT" officeooo:rsid="001b94b0" officeooo:paragraph-rsid="001b94b0" style:font-size-asian="18pt" style:font-size-complex="18pt"/>
    </style:style>
    <style:style style:name="P3" style:family="paragraph" style:parent-style-name="Standard">
      <style:text-properties fo:font-size="14pt" fo:language="lt" fo:country="LT" officeooo:rsid="001b94b0" officeooo:paragraph-rsid="001b94b0" style:font-size-asian="14pt" style:font-size-complex="14pt"/>
    </style:style>
    <style:style style:name="P4" style:family="paragraph" style:parent-style-name="Standard">
      <style:text-properties fo:font-size="14pt" fo:language="lt" fo:country="LT" officeooo:rsid="001b94b0" officeooo:paragraph-rsid="001bd6da" style:font-size-asian="14pt" style:font-size-complex="14pt"/>
    </style:style>
    <style:style style:name="P5" style:family="paragraph" style:parent-style-name="Standard">
      <style:text-properties fo:font-size="14pt" fo:language="lt" fo:country="LT" officeooo:rsid="0033b572" officeooo:paragraph-rsid="001dbbe7" style:font-size-asian="14pt" style:font-size-complex="14pt"/>
    </style:style>
    <style:style style:name="P6" style:family="paragraph" style:parent-style-name="Standard">
      <style:text-properties fo:font-size="14pt" fo:language="lt" fo:country="LT" officeooo:rsid="0033b572" officeooo:paragraph-rsid="0033b572" style:font-size-asian="14pt" style:font-size-complex="14pt"/>
    </style:style>
    <style:style style:name="P7" style:family="paragraph" style:parent-style-name="Standard">
      <style:text-properties fo:font-size="14pt" fo:language="en" fo:country="US" officeooo:rsid="001dbbe7" officeooo:paragraph-rsid="001dbbe7" style:font-size-asian="14pt" style:font-size-complex="14pt"/>
    </style:style>
    <style:style style:name="P8" style:family="paragraph" style:parent-style-name="Standard">
      <style:text-properties fo:font-size="14pt" fo:language="en" fo:country="US" officeooo:rsid="0033b572" officeooo:paragraph-rsid="0033b572" style:font-size-asian="14pt" style:font-size-complex="14pt"/>
    </style:style>
    <style:style style:name="P9" style:family="paragraph" style:parent-style-name="Standard">
      <style:text-properties fo:font-size="14pt" fo:language="en" fo:country="US" officeooo:rsid="00340b37" officeooo:paragraph-rsid="00340b37" style:font-size-asian="14pt" style:font-size-complex="14pt"/>
    </style:style>
    <style:style style:name="P10" style:family="paragraph" style:parent-style-name="Standard">
      <style:text-properties fo:font-size="14pt" fo:language="en" fo:country="US" officeooo:rsid="003ac43f" officeooo:paragraph-rsid="003ac43f" style:font-size-asian="14pt" style:font-size-complex="14pt"/>
    </style:style>
    <style:style style:name="P11" style:family="paragraph" style:parent-style-name="Standard">
      <style:text-properties fo:font-size="12pt" fo:language="lt" fo:country="LT" officeooo:rsid="00340b37" officeooo:paragraph-rsid="00340b37" style:font-size-asian="10.5pt" style:font-size-complex="12pt"/>
    </style:style>
    <style:style style:name="P12" style:family="paragraph" style:parent-style-name="Standard">
      <style:text-properties fo:font-size="12pt" fo:language="lt" fo:country="LT" officeooo:rsid="0034e122" officeooo:paragraph-rsid="0034e122" style:font-size-asian="10.5pt" style:font-size-complex="12pt"/>
    </style:style>
    <style:style style:name="P13" style:family="paragraph" style:parent-style-name="Standard">
      <style:text-properties fo:font-size="12pt" fo:language="lt" fo:country="LT" officeooo:rsid="00342901" officeooo:paragraph-rsid="00342901" style:font-size-asian="10.5pt" style:font-size-complex="12pt"/>
    </style:style>
    <style:style style:name="P14" style:family="paragraph" style:parent-style-name="Standard">
      <style:text-properties fo:font-size="12pt" fo:language="lt" fo:country="LT" officeooo:rsid="00360363" officeooo:paragraph-rsid="00360363" style:font-size-asian="10.5pt" style:font-size-complex="12pt"/>
    </style:style>
    <style:style style:name="P15" style:family="paragraph" style:parent-style-name="Standard">
      <style:text-properties fo:font-size="12pt" fo:language="en" fo:country="US" officeooo:rsid="00342901" officeooo:paragraph-rsid="00342901" style:font-size-asian="10.5pt" style:font-size-complex="12pt"/>
    </style:style>
    <style:style style:name="P16" style:family="paragraph" style:parent-style-name="Standard">
      <style:text-properties fo:font-size="12pt" fo:language="en" fo:country="US" officeooo:rsid="00360363" officeooo:paragraph-rsid="00360363" style:font-size-asian="10.5pt" style:font-size-complex="12pt"/>
    </style:style>
    <style:style style:name="P17" style:family="paragraph" style:parent-style-name="Standard">
      <style:text-properties fo:font-size="12pt" fo:language="en" fo:country="US" officeooo:rsid="00360363" officeooo:paragraph-rsid="0034e122" style:font-size-asian="10.5pt" style:font-size-complex="12pt"/>
    </style:style>
    <style:style style:name="P18" style:family="paragraph" style:parent-style-name="Standard">
      <style:text-properties fo:font-size="12pt" fo:language="en" fo:country="US" officeooo:rsid="00360363" officeooo:paragraph-rsid="0039c38d" style:font-size-asian="10.5pt" style:font-size-complex="12pt"/>
    </style:style>
    <style:style style:name="P19" style:family="paragraph" style:parent-style-name="Standard">
      <style:text-properties fo:font-size="12pt" fo:language="en" fo:country="US" officeooo:rsid="003ac43f" officeooo:paragraph-rsid="003ac43f" style:font-size-asian="10.5pt" style:font-size-complex="12pt"/>
    </style:style>
    <style:style style:name="P20" style:family="paragraph" style:parent-style-name="Standard">
      <style:text-properties style:text-position="0% 100%" fo:font-size="14pt" fo:language="lt" fo:country="LT" officeooo:rsid="00340b37" officeooo:paragraph-rsid="0033b572" style:font-size-asian="14pt" style:font-size-complex="14pt"/>
    </style:style>
    <style:style style:name="P21" style:family="paragraph" style:parent-style-name="Standard">
      <style:text-properties style:text-position="0% 100%" fo:font-size="14pt" fo:language="lt" fo:country="LT" officeooo:rsid="003a2a20" officeooo:paragraph-rsid="003ac43f" style:font-size-asian="14pt" style:font-size-complex="14pt"/>
    </style:style>
    <style:style style:name="P22" style:family="paragraph" style:parent-style-name="Standard">
      <style:text-properties style:text-position="0% 100%" fo:font-size="14pt" fo:language="lt" fo:country="LT" officeooo:rsid="003aff2e" officeooo:paragraph-rsid="003aff2e" style:font-size-asian="14pt" style:font-size-complex="14pt"/>
    </style:style>
    <style:style style:name="P23" style:family="paragraph" style:parent-style-name="Standard">
      <style:text-properties style:text-position="0% 100%" fo:font-size="14pt" fo:language="en" fo:country="US" officeooo:rsid="003a2a20" officeooo:paragraph-rsid="003a2a20" style:font-size-asian="14pt" style:font-size-complex="14pt"/>
    </style:style>
    <style:style style:name="P24" style:family="paragraph" style:parent-style-name="Heading_20_1"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fo:font-size="12pt" fo:language="lt" fo:country="LT" officeooo:rsid="001ffa88" officeooo:paragraph-rsid="001ffa88" style:font-size-asian="12pt" style:font-size-complex="12pt"/>
    </style:style>
    <style:style style:name="P26" style:family="paragraph" style:parent-style-name="Standard" style:list-style-name="L1">
      <style:text-properties fo:font-size="12pt" fo:language="lt" fo:country="LT" officeooo:rsid="00340b37" officeooo:paragraph-rsid="00340b37" style:font-size-asian="10.5pt" style:font-size-complex="12pt"/>
    </style:style>
    <style:style style:name="P27" style:family="paragraph" style:parent-style-name="Standard" style:list-style-name="L1">
      <style:text-properties fo:font-size="12pt" fo:language="lt" fo:country="LT" officeooo:rsid="00342901" officeooo:paragraph-rsid="0034e122" style:font-size-asian="10.5pt" style:font-size-complex="12pt"/>
    </style:style>
    <style:style style:name="P28" style:family="paragraph" style:parent-style-name="Standard" style:list-style-name="L1">
      <style:text-properties fo:font-size="12pt" fo:language="lt" fo:country="LT" officeooo:rsid="00342901" officeooo:paragraph-rsid="00342901" style:font-size-asian="10.5pt" style:font-size-complex="12pt"/>
    </style:style>
    <style:style style:name="P29" style:family="paragraph" style:parent-style-name="Standard">
      <style:text-properties fo:font-size="12pt" fo:language="lt" fo:country="LT" officeooo:rsid="00342901" officeooo:paragraph-rsid="00342901" style:font-size-asian="10.5pt" style:font-size-complex="12pt"/>
    </style:style>
    <style:style style:name="P30" style:family="paragraph" style:parent-style-name="Standard" style:list-style-name="L1">
      <style:text-properties fo:font-size="12pt" fo:language="lt" fo:country="LT" officeooo:rsid="0034e122" officeooo:paragraph-rsid="0034e122" style:font-size-asian="10.5pt" style:font-size-complex="12pt"/>
    </style:style>
    <style:style style:name="P31" style:family="paragraph" style:parent-style-name="Standard" style:list-style-name="L1">
      <style:text-properties fo:font-size="12pt" fo:language="en" fo:country="US" officeooo:rsid="00342901" officeooo:paragraph-rsid="00342901" style:font-size-asian="10.5pt" style:font-size-complex="12pt"/>
    </style:style>
    <style:style style:name="P32" style:family="paragraph" style:parent-style-name="Standard">
      <style:text-properties style:text-position="0% 100%" fo:font-size="14pt" fo:language="en" fo:country="US" officeooo:rsid="003aff2e" officeooo:paragraph-rsid="003aff2e" style:font-size-asian="14pt" style:font-size-complex="14pt"/>
    </style:style>
    <style:style style:name="P33" style:family="paragraph" style:parent-style-name="Standard">
      <style:text-properties fo:font-size="14pt" fo:language="en" fo:country="US" officeooo:rsid="0033b572" officeooo:paragraph-rsid="003a2a20" style:font-size-asian="14pt" style:font-size-complex="14pt"/>
    </style:style>
    <style:style style:name="P34" style:family="paragraph" style:parent-style-name="Standard">
      <style:text-properties fo:font-size="14pt" fo:language="en" fo:country="US" officeooo:rsid="003d0028" officeooo:paragraph-rsid="003d0028" style:font-size-asian="14pt" style:font-size-complex="14pt"/>
    </style:style>
    <style:style style:name="P35" style:family="paragraph" style:parent-style-name="Standard">
      <style:text-properties fo:font-size="14pt" fo:language="en" fo:country="US" officeooo:rsid="00340b37" officeooo:paragraph-rsid="003a2a20" style:font-size-asian="14pt" style:font-size-complex="14pt"/>
    </style:style>
    <style:style style:name="T1" style:family="text">
      <style:text-properties fo:language="lt" fo:country="LT"/>
    </style:style>
    <style:style style:name="T2" style:family="text">
      <style:text-properties fo:language="lt" fo:country="LT" officeooo:rsid="001bd6da"/>
    </style:style>
    <style:style style:name="T3" style:family="text">
      <style:text-properties fo:language="lt" fo:country="LT" officeooo:rsid="0033b572"/>
    </style:style>
    <style:style style:name="T4" style:family="text">
      <style:text-properties fo:language="lt" fo:country="LT" officeooo:rsid="00340b37"/>
    </style:style>
    <style:style style:name="T5" style:family="text">
      <style:text-properties fo:language="lt" fo:country="LT" officeooo:rsid="0034e122"/>
    </style:style>
    <style:style style:name="T6" style:family="text">
      <style:text-properties fo:language="lt" fo:country="LT" officeooo:rsid="003741c0"/>
    </style:style>
    <style:style style:name="T7" style:family="text">
      <style:text-properties fo:language="lt" fo:country="LT" officeooo:rsid="0039c38d"/>
    </style:style>
    <style:style style:name="T8" style:family="text">
      <style:text-properties fo:language="lt" fo:country="LT" officeooo:rsid="004182db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38c8c4"/>
    </style:style>
    <style:style style:name="T11" style:family="text">
      <style:text-properties style:text-position="sub 58%" fo:language="lt" fo:country="LT"/>
    </style:style>
    <style:style style:name="T12" style:family="text">
      <style:text-properties style:text-position="sub 58%" fo:language="lt" fo:country="LT" officeooo:rsid="00340b37"/>
    </style:style>
    <style:style style:name="T13" style:family="text">
      <style:text-properties style:text-position="sub 58%" fo:language="lt" fo:country="LT" officeooo:rsid="003a2a20"/>
    </style:style>
    <style:style style:name="T14" style:family="text">
      <style:text-properties style:text-position="0% 100%"/>
    </style:style>
    <style:style style:name="T15" style:family="text">
      <style:text-properties style:text-position="0% 100%" fo:language="lt" fo:country="LT"/>
    </style:style>
    <style:style style:name="T16" style:family="text">
      <style:text-properties style:text-position="0% 100%" fo:language="lt" fo:country="LT" officeooo:rsid="003a2a20"/>
    </style:style>
    <style:style style:name="T17" style:family="text">
      <style:text-properties style:text-position="0% 100%" fo:language="lt" fo:country="LT" officeooo:rsid="003aff2e"/>
    </style:style>
    <style:style style:name="T18" style:family="text">
      <style:text-properties style:text-position="0% 100%" fo:language="lt" fo:country="LT" officeooo:rsid="004182db"/>
    </style:style>
    <style:style style:name="T19" style:family="text">
      <style:text-properties style:text-position="0% 100%" officeooo:rsid="003a2a20"/>
    </style:style>
    <style:style style:name="T20" style:family="text">
      <style:text-properties style:text-position="0% 100%" officeooo:rsid="003aff2e"/>
    </style:style>
    <style:style style:name="T21" style:family="text">
      <style:text-properties officeooo:rsid="00326d5e"/>
    </style:style>
    <style:style style:name="T22" style:family="text">
      <style:text-properties officeooo:rsid="00340b37"/>
    </style:style>
    <style:style style:name="T23" style:family="text">
      <style:text-properties officeooo:rsid="00342901"/>
    </style:style>
    <style:style style:name="T24" style:family="text">
      <style:text-properties style:text-position="super 58%" fo:language="lt" fo:country="LT"/>
    </style:style>
    <style:style style:name="T25" style:family="text">
      <style:text-properties officeooo:rsid="0034e122"/>
    </style:style>
    <style:style style:name="T26" style:family="text">
      <style:text-properties officeooo:rsid="003741c0"/>
    </style:style>
    <style:style style:name="T27" style:family="text">
      <style:text-properties officeooo:rsid="0039c38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bookmark text:name="yui_3_17_2_1_1487715735162_156"/>Skaitmeninis intelektas ir sprendimų priėmimas</text:h>
      <text:p text:style-name="P3">Laimonas Beniušis Kompiuterių Mokslas 1, <text:span text:style-name="T21">stud.nr: 1410102</text:span></text:p>
      <text:p text:style-name="P4">Užduotis <text:span text:style-name="T22">2</text:span></text:p>
      <text:p text:style-name="P4"/>
      <text:p text:style-name="P7">Tikslas: <text:span text:style-name="T2">Dirbtinio neurono </text:span><text:span text:style-name="T3">mokymas</text:span></text:p>
      <text:p text:style-name="P5"/>
      <text:p text:style-name="P6">Teisingumo lentelės:</text:p>
      <text:p text:style-name="P20"/>
      <text:p text:style-name="P8"><text:span text:style-name="T4">x</text:span><text:span text:style-name="T12">1 </text:span><text:span text:style-name="T4">AND x</text:span><text:span text:style-name="T12">2 </text:span></text:p>
      <text:p text:style-name="P6"><draw:frame draw:style-name="fr1" draw:name="Object1" text:anchor-type="paragraph" svg:x="-0.032cm" svg:y="0.049cm" svg:width="6.775cm" svg:height="2.69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5"/>
      <text:p text:style-name="P1"/>
      <text:p text:style-name="P1"/>
      <text:p text:style-name="P2"/>
      <text:p text:style-name="P9"><text:span text:style-name="T1">x</text:span><text:span text:style-name="T11">1 </text:span><text:span text:style-name="T15">AND x</text:span><text:span text:style-name="T11">2 </text:span><text:span text:style-name="T15">OR x</text:span><text:span text:style-name="T11">3</text:span><text:span text:style-name="T15"> </text:span></text:p>
      <text:p text:style-name="P2"><draw:frame draw:style-name="fr1" draw:name="Object2" text:anchor-type="paragraph" svg:x="-0.042cm" svg:y="0cm" svg:width="9.033cm" svg:height="4.81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5">Aktivacijos funkcija: func. Aktivacijos funkcijos i<text:span text:style-name="T1">švestinė: deriv</text:span></text:p>
      <text:p text:style-name="P13">Į funkciją perduodamos matricos ir veiksmai atliekami su kiekvienu matricos elementu</text:p>
      <text:p text:style-name="P13"/>
      <text:p text:style-name="P11">Mokymo algoritmas:</text:p>
      <text:list xml:id="list8470819420415536630" text:style-name="L1">
        <text:list-item>
          <text:p text:style-name="P26">Inicializacija</text:p>
          <text:list>
            <text:list-item>
              <text:p text:style-name="P27">Parenkama aktivacijos funkcija, <text:span text:style-name="T25">jos išvestinė ir</text:span> alpha <text:span text:style-name="T25">reikšmė</text:span> (žingsnio daugiklis<text:span text:style-name="T25">)</text:span></text:p>
            </text:list-item>
            <text:list-item>
              <text:p text:style-name="P26">Nustatom<text:span text:style-name="T25">os matricos</text:span> <text:span text:style-name="T23">MI (įvedimo), MR (išvedimo), MS (svorių, </text:span><text:span text:style-name="T10">nustatomos atsitiktinai</text:span><text:span text:style-name="T23">)</text:span></text:p>
            </text:list-item>
          </text:list>
        </text:list-item>
        <text:list-item>
          <text:p text:style-name="P28">Mokymo iteracija:</text:p>
          <text:list>
            <text:list-item>
              <text:p text:style-name="P28">M<text:span text:style-name="T9">0</text:span> <text:s/><text:span text:style-name="T9">← MI</text:span></text:p>
            </text:list-item>
            <text:list-item>
              <text:p text:style-name="P31">M1 ← <text:span text:style-name="T1">func(M0 x MS) </text:span>(matric<text:span text:style-name="T1">ų daugyba)</text:span></text:p>
            </text:list-item>
            <text:list-item>
              <text:p text:style-name="P31"><text:span text:style-name="T1">M</text:span>E ← MR – M1 <text:span text:style-name="T1">(matricų atitinkančių elementų atimtis)</text:span></text:p>
            </text:list-item>
            <text:list-item>
              <text:p text:style-name="P30">Jeigu ME paklaida pakankamai maža, baigiam darbą</text:p>
            </text:list-item>
            <text:list-item>
              <text:p text:style-name="P28">MD ← ME * deriv(M1) (matricų atitinkančių elementų daugyba)</text:p>
            </text:list-item>
            <text:list-item>
              <text:p text:style-name="P31"><text:span text:style-name="T1">MS ← MS + alpha * (M0</text:span><text:span text:style-name="T24">T</text:span><text:span text:style-name="T1"> </text:span><text:span text:style-name="T8">x</text:span><text:span text:style-name="T1"> MD) (transponuotos M0 ir MD matricų daugyba, </text:span><text:span text:style-name="T5">rezultato elementai padauginami iš alpha. MS matricoje išsaugojami nauji svoriai)</text:span></text:p>
            </text:list-item>
            <text:list-item>
              <text:p text:style-name="P30">Jeigu viršijom iteracijų kiekio limitą, baigiam darbą</text:p>
            </text:list-item>
            <text:list-item>
              <text:p text:style-name="P30">Grįžtam į 1 mokymo iteracijos žingsnį</text:p>
            </text:list-item>
          </text:list>
        </text:list-item>
      </text:list>
      <text:p text:style-name="P12"/>
      <text:p text:style-name="P17"><text:soft-page-break/></text:p>
      <text:p text:style-name="P16">Pagal s<text:span text:style-name="T1">ąlygą, reikia aprėpti reikšmes </text:span><text:span text:style-name="T27">[-</text:span><text:span text:style-name="T1">1, 1</text:span><text:span text:style-name="T27">]</text:span></text:p>
      <text:p text:style-name="P18">Tai paprastai <text:span text:style-name="T1">įgyvendina slenkstinė funkcija, </text:span><text:span text:style-name="T27">kuri atskiria teigiamas ir neigiamas reik</text:span><text:span text:style-name="T7">šmes,</text:span><text:span text:style-name="T1"> tačiau mokymui ji netinka, </text:span><text:span text:style-name="T7">m</text:span>okymui naudojama modifikuota sigmoido funkcija.</text:p>
      <text:p text:style-name="P16"><text:span text:style-name="T1">Sigmoido funkcija </text:span><text:span text:style-name="T1"><draw:frame draw:style-name="fr2" draw:name="Object3" text:anchor-type="as-char" svg:width="1.49cm" svg:height="1.058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1"> aprėpia reikšmes (0, 1)</text:span></text:p>
      <text:p text:style-name="P14"/>
      <text:p text:style-name="P16"><text:span text:style-name="T1"><draw:frame draw:style-name="fr2" draw:name="Object4" text:anchor-type="as-char" svg:width="1.49cm" svg:height="1.06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funkcija aprėpia reikšmes (0, 2), kas </text:span><text:span text:style-name="T7">yra tinkamas intervalo dydis</text:span><text:span text:style-name="T1">, tačiau 1 per daug</text:span></text:p>
      <text:p text:style-name="P16"><text:span text:style-name="T1"><draw:frame draw:style-name="fr2" draw:name="Object5" text:anchor-type="as-char" svg:width="2.201cm" svg:height="1.06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funkcija aprėpia reikšmes (-1, 1), </text:span><text:span text:style-name="T6">k</text:span><text:span text:style-name="T26">urios</text:span><text:span text:style-name="T1"> yra tinkama mokymui.</text:span></text:p>
      <text:p text:style-name="P16"><text:span text:style-name="T1">Taip pat</text:span><text:span text:style-name="T1"><draw:frame draw:style-name="fr2" draw:name="Object6" text:anchor-type="as-char" svg:width="2.201cm" svg:height="1.06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funkcija gali būti išreiškiama per hiperbolinį tangentą t. y. </text:span><text:span text:style-name="T1"><draw:frame draw:style-name="fr2" draw:name="Object7" text:anchor-type="as-char" svg:width="1.623cm" svg:height="0.998cm" draw:z-index="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6"><text:span text:style-name="T1">Jos išvestinė yra </text:span><text:span text:style-name="T1"><draw:frame draw:style-name="fr2" draw:name="Object8" text:anchor-type="as-char" svg:width="1.81cm" svg:height="1.136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4"/>
      <text:p text:style-name="P19">Rezultatai: (visos matricos transponuotos, d<text:span text:style-name="T1">ėl geresnio duomenų pateikimo)</text:span></text:p>
      <text:p text:style-name="P33"><text:span text:style-name="T4">x</text:span><text:span text:style-name="T12">1 </text:span><text:span text:style-name="T4">AND x</text:span><text:span text:style-name="T12">2 <text:s/></text:span><text:span text:style-name="T19">funkcijai u</text:span><text:span text:style-name="T16">žteko </text:span><text:span text:style-name="T18">5</text:span><text:span text:style-name="T16"> iteracijų, </text:span><text:span text:style-name="T19">svoriai:</text:span></text:p>
      <text:p text:style-name="P34"><text:span text:style-name="T14">Pradiniai </text:span><text:span text:style-name="T19">s</text:span><text:span text:style-name="T14">voriai:</text:span></text:p>
      <text:p text:style-name="P34"><text:span text:style-name="T14">[ 0 0 0 ]</text:span></text:p>
      <text:p text:style-name="P34"><text:span text:style-name="T14">Galutiniai svoriai:</text:span></text:p>
      <text:p text:style-name="P32">[ 1.02154062 <text:s/>1.17432662 <text:s/>1.98036723]</text:p>
      <text:p text:style-name="P10"><text:span text:style-name="T19">A</text:span><text:span text:style-name="T14">ktivacijos funkcijos reik</text:span><text:span text:style-name="T15">šmės:</text:span></text:p>
      <text:p text:style-name="P22">[-0.70147668 -0.34921542 -0.43288244 <text:s/>0.04218851]</text:p>
      <text:p text:style-name="P23"/>
      <text:p text:style-name="P35"><text:span text:style-name="T16">x</text:span><text:span text:style-name="T13">1 </text:span><text:span text:style-name="T16">AND x</text:span><text:span text:style-name="T13">2 </text:span><text:span text:style-name="T16">OR x</text:span><text:span text:style-name="T13">3</text:span><text:span text:style-name="T16"> </text:span><text:span text:style-name="T19">funkcija</text:span><text:span text:style-name="T20">i</text:span><text:span text:style-name="T19"> u</text:span><text:span text:style-name="T16">žteko </text:span><text:span text:style-name="T17">8</text:span><text:span text:style-name="T16"> iteracijų, gauti svoriai:</text:span></text:p>
      <text:p text:style-name="P34"><text:span text:style-name="T16">P</text:span><text:span text:style-name="T15">radiniai svoriai:</text:span></text:p>
      <text:p text:style-name="P34"><text:span text:style-name="T15">[-0.16595599 <text:s/>0.44064899 -0.99977125 -0.39533485]</text:span></text:p>
      <text:p text:style-name="P34"><text:span text:style-name="T15">Galutiniai svoriai:</text:span></text:p>
      <text:p text:style-name="P22">[ 1.1528132 <text:s text:c="2"/>1.19378034 <text:s/>3.99783126 <text:s/>2.23030798]</text:p>
      <text:p text:style-name="P21">Aktivacijos funkcijos reikšmės:</text:p>
      <text:p text:style-name="P22">[-0.66840659 <text:s/>0.80943303 -0.13348578 <text:s/>0.94669746 -0.16133333 <text:s/>0.94366251 0.47057983 <text:s/>0.98504141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0:18:34.261000000</meta:creation-date>
    <dc:date>2017-03-08T18:14:38.112000000</dc:date>
    <meta:editing-duration>PT1H7M49S</meta:editing-duration>
    <meta:editing-cycles>17</meta:editing-cycles>
    <meta:generator>LibreOffice/5.2.0.4$Windows_x86 LibreOffice_project/066b007f5ebcc236395c7d282ba488bca6720265</meta:generator>
    <meta:document-statistic meta:table-count="0" meta:image-count="0" meta:object-count="8" meta:page-count="2" meta:paragraph-count="44" meta:word-count="295" meta:character-count="2126" meta:non-whitespace-character-count="18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text-position="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text-position="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26% 58%" fo:font-size="12pt" style:font-size-asian="12pt" style:font-size-complex="12pt"/>
    </style:style>
    <style:style style:name="T3" style:family="text">
      <style:text-properties fo:font-size="12pt" style:font-size-asian="12pt" style:font-size-complex="12pt" style:text-position="-26% 58%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<text:span text:style-name="T1">x</text:span><text:span text:style-name="T3">1</text:span></text:p>
          </table:table-cell>
          <table:table-cell table:style-name="ce5" office:value-type="string" calcext:value-type="string">
            <text:p><text:span text:style-name="T1">x</text:span><text:span text:style-name="T3">2</text:span></text:p>
          </table:table-cell>
          <table:table-cell table:style-name="ce7" office:value-type="string" calcext:value-type="string">
            <text:p>t</text:p>
          </table:table-cell>
        </table:table-row>
        <table:table-row table:style-name="ro3"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-1" calcext:value-type="float">
            <text:p>-1</text:p>
          </table:table-cell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</table:table-row>
        <table:table-row table:style-name="ro3"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03:23:47.0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style:text-position="-26% 58%"/>
    </style:style>
    <style:style style:name="T3" style:family="text">
      <style:text-properties fo:font-size="12pt" style:font-size-asian="12pt" style:font-size-complex="12pt" style:text-position="-26% 58%" fo:country="none"/>
    </style:style>
    <style:style style:name="T4" style:family="text">
      <style:text-properties fo:font-size="12pt" style:font-size-asian="12pt" style:font-size-complex="12pt" fo:country="none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<text:span text:style-name="T1">x</text:span><text:span text:style-name="T2">1</text:span></text:p>
          </table:table-cell>
          <table:table-cell table:style-name="ce1" office:value-type="string" calcext:value-type="string">
            <text:p><text:span text:style-name="T1">x</text:span><text:span text:style-name="T2">2</text:span></text:p>
          </table:table-cell>
          <table:table-cell table:style-name="ce1" office:value-type="string" calcext:value-type="string">
            <text:p><text:span text:style-name="T1">x</text:span><text:span text:style-name="T3">3</text:span></text:p>
          </table:table-cell>
          <table:table-cell table:style-name="ce3" office:value-type="string" calcext:value-type="string">
            <text:p>t</text:p>
          </table:table-cell>
        </table:table-row>
        <table:table-row table:style-name="ro3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<text:span text:style-name="T1">-</text:span><text:span text:style-name="T4">1</text:span></text:p>
          </table:table-cell>
        </table:table-row>
        <table:table-row table:style-name="ro3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<text:span text:style-name="T1">-</text:span><text:span text:style-name="T4">1</text:span></text:p>
          </table:table-cell>
        </table:table-row>
        <table:table-row table:style-name="ro3"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3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3"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04:21:55.2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fence="true" stretchy="false">(</mo>
            <mrow>
              <mrow>
                <mo stretchy="false">−</mo>
                <mi>x</mi>
              </mrow>
            </mrow>
            <mo fence="true" stretchy="false">)</mo>
          </mrow>
        </msup>
      </mrow>
    </mfrac>
    <annotation encoding="StarMath 5.0">1 over{ 1 + e^(-x) }</annotation>
  </semantics>
</math>
</file>

<file path=Object 4/content.xml><?xml version="1.0" encoding="utf-8"?>
<math xmlns="http://www.w3.org/1998/Math/MathML" display="block">
  <semantics>
    <mfrac>
      <mn>2</mn>
      <mrow>
        <mn>1</mn>
        <mo stretchy="false">+</mo>
        <msup>
          <mi>e</mi>
          <mrow>
            <mo fence="true" stretchy="false">(</mo>
            <mrow>
              <mrow>
                <mo stretchy="false">−</mo>
                <mi>x</mi>
              </mrow>
            </mrow>
            <mo fence="true" stretchy="false">)</mo>
          </mrow>
        </msup>
      </mrow>
    </mfrac>
    <annotation encoding="StarMath 5.0">2 over{ 1 + e^(-x) }</annotation>
  </semantics>
</math>
</file>

<file path=Object 5/content.xml><?xml version="1.0" encoding="utf-8"?>
<math xmlns="http://www.w3.org/1998/Math/MathML" display="block">
  <semantics>
    <mrow>
      <mfrac>
        <mn>2</mn>
        <mrow>
          <mn>1</mn>
          <mo stretchy="false">+</mo>
          <msup>
            <mi>e</mi>
            <mrow>
              <mo fence="true" stretchy="false">(</mo>
              <mrow>
                <mrow>
                  <mo stretchy="false">−</mo>
                  <mi>x</mi>
                </mrow>
              </mrow>
              <mo fence="true" stretchy="false">)</mo>
            </mrow>
          </msup>
        </mrow>
      </mfrac>
      <mrow>
        <mtext> </mtext>
        <mo stretchy="false">−</mo>
        <mn>1</mn>
      </mrow>
    </mrow>
    <annotation encoding="StarMath 5.0">2 over{ 1 + e^(-x) } " "- 1
</annotation>
  </semantics>
</math>
</file>

<file path=Object 6/content.xml><?xml version="1.0" encoding="utf-8"?>
<math xmlns="http://www.w3.org/1998/Math/MathML" display="block">
  <semantics>
    <mrow>
      <mfrac>
        <mn>2</mn>
        <mrow>
          <mn>1</mn>
          <mo stretchy="false">+</mo>
          <msup>
            <mi>e</mi>
            <mrow>
              <mo fence="true" stretchy="false">(</mo>
              <mrow>
                <mrow>
                  <mo stretchy="false">−</mo>
                  <mi>x</mi>
                </mrow>
              </mrow>
              <mo fence="true" stretchy="false">)</mo>
            </mrow>
          </msup>
        </mrow>
      </mfrac>
      <mrow>
        <mtext> </mtext>
        <mo stretchy="false">−</mo>
        <mn>1</mn>
      </mrow>
    </mrow>
    <annotation encoding="StarMath 5.0">2 over{ 1 + e^(-x) } " "- 1
</annotation>
  </semantics>
</math>
</file>

<file path=Object 7/content.xml><?xml version="1.0" encoding="utf-8"?>
<math xmlns="http://www.w3.org/1998/Math/MathML" display="block">
  <semantics>
    <mrow>
      <mi>tanh</mi>
      <mrow>
        <mo fence="true" stretchy="false">(</mo>
        <mrow>
          <mfrac>
            <mi>x</mi>
            <mn>2</mn>
          </mfrac>
        </mrow>
        <mo fence="true" stretchy="false">)</mo>
      </mrow>
    </mrow>
    <annotation encoding="StarMath 5.0">tanh( x over 2 )</annotation>
  </semantics>
</math>
</file>

<file path=Object 8/content.xml><?xml version="1.0" encoding="utf-8"?>
<math xmlns="http://www.w3.org/1998/Math/MathML" display="block">
  <semantics>
    <mrow>
      <mn>2</mn>
      <mfrac>
        <msup>
          <mi>e</mi>
          <mi>x</mi>
        </msup>
        <msup>
          <mrow>
            <mo fence="true" stretchy="false">(</mo>
            <mrow>
              <mrow>
                <msup>
                  <mi>e</mi>
                  <mi>x</mi>
                </msup>
                <mo stretchy="false">+</mo>
                <mn>1</mn>
              </mrow>
            </mrow>
            <mo fence="true" stretchy="false">)</mo>
          </mrow>
          <mn>2</mn>
        </msup>
      </mfrac>
    </mrow>
    <annotation encoding="StarMath 5.0">2e^x over{ (e^x +1)^2 }
</annotation>
  </semantics>
</math>
</file>